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7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106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106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106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26cm solid #ffffff" fo:border-right="0.035cm solid #ffffff" fo:border-top="0.026cm solid #ffffff" fo:border-bottom="0.026cm solid #ffffff">
        <style:background-image/>
      </style:table-cell-properties>
    </style:style>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B" style:family="table-column">
      <style:table-column-properties style:column-width="8.255cm" style:rel-column-width="32768*"/>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pt" style:font-name-complex="Tahoma1"/>
    </style:style>
    <style:style style:name="P2" style:family="paragraph" style:parent-style-name="Standard">
      <style:text-properties style:font-name="Tahoma" fo:font-size="10pt" fo:language="en" fo:country="GB" style:font-size-asian="10pt" style:font-name-complex="Tahoma1"/>
    </style:style>
    <style:style style:name="P3" style:family="paragraph" style:parent-style-name="Standard">
      <style:text-properties style:font-name="Tahoma" fo:font-size="10pt" fo:language="en" fo:country="GB" style:font-size-asian="10pt" style:language-asian="en" style:country-asian="GB" style:font-name-complex="Tahoma1"/>
    </style:style>
    <style:style style:name="P4" style:family="paragraph" style:parent-style-name="Standard">
      <style:text-properties style:font-name="Tahoma" fo:font-size="10pt" fo:language="en" fo:country="GB" fo:font-weight="bold" style:font-size-asian="10pt" style:font-weight-asian="bold" style:font-name-complex="Tahoma1"/>
    </style:style>
    <style:style style:name="P5" style:family="paragraph" style:parent-style-name="Standard">
      <style:paragraph-properties fo:margin-top="0cm" fo:margin-bottom="0cm" fo:line-height="100%"/>
      <style:text-properties fo:color="#ffffff"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cm" fo:line-height="100%">
        <style:tab-stops>
          <style:tab-stop style:position="1.72cm"/>
          <style:tab-stop style:position="2.593cm"/>
        </style:tab-stops>
      </style:paragraph-properties>
      <style:text-properties fo:color="#ffffff" fo:font-style="normal" fo:font-weight="bold" style:font-style-asian="normal" style:font-weight-asian="bold" style:font-style-complex="normal" style:font-weight-complex="bold"/>
    </style:style>
    <style:style style:name="P7" style:family="paragraph" style:parent-style-name="Standard">
      <style:paragraph-properties fo:margin-top="0cm" fo:margin-bottom="0cm" fo:line-height="100%"/>
    </style:style>
    <style:style style:name="P8" style:family="paragraph" style:parent-style-name="Standard" style:master-page-name="Standard">
      <style:paragraph-properties style:page-number="auto"/>
    </style:style>
    <style:style style:name="P9" style:family="paragraph" style:parent-style-name="List_20_Paragraph" style:list-style-name="WWNum1"/>
    <style:style style:name="P10" style:family="paragraph" style:parent-style-name="List_20_Paragraph" style:list-style-name="WWNum2"/>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mbedded Systems Development Group Meeting 3</text:span></text:p>
      <text:p text:style-name="Standard"><text:span text:style-name="T3">Meeting Details:</text:span></text:p>
      <text:list xml:id="list4664354172549391680" text:style-name="WWNum1">
        <text:list-item>
          <text:p text:style-name="P9"><text:span text:style-name="T2">Time: 1:00pm – 2:00pm</text:span></text:p>
        </text:list-item>
        <text:list-item>
          <text:p text:style-name="P9"><text:span text:style-name="T2">Date: 21/11/13</text:span></text:p>
        </text:list-item>
        <text:list-item>
          <text:p text:style-name="P9"><text:span text:style-name="T2">Location: Project Room</text:span></text:p>
        </text:list-item>
      </text:list>
      <text:p text:style-name="Standard"><text:span text:style-name="T3">Minute’s taker:</text:span><text:span text:style-name="T2"> Thomas West</text:span></text:p>
      <text:p text:style-name="Standard"><text:span text:style-name="T3">Meeting Agenda:</text:span></text:p>
      <text:list xml:id="list8965438519057606312" text:style-name="WWNum2">
        <text:list-item>
          <text:p text:style-name="P10"><text:span text:style-name="T2">A discussion of the previous meeting minutes</text:span></text:p>
        </text:list-item>
        <text:list-item>
          <text:p text:style-name="P10"><text:span text:style-name="T2">Assign weekly research between group members</text:span></text:p>
        </text:list-item>
        <text:list-item>
          <text:p text:style-name="P10"><text:span text:style-name="T2">Audio streaming with QT (Server-&gt;Client)</text:span></text:p>
        </text:list-item>
        <text:list-item>
          <text:p text:style-name="P10"><text:span text:style-name="T2">Coding standards</text:span></text:p>
        </text:list-item>
        <text:list-item>
          <text:p text:style-name="P10"><text:span text:style-name="T2">How to install and use QT</text:span></text:p>
        </text:list-item>
      </text:list>
      <text:p text:style-name="List_20_Paragraph"><text:span text:style-name="T2"/></text:p>
      <text:p text:style-name="Standard"><text:span text:style-name="T3">In Attendance:</text:span></text:p>
      <table:table table:name="AttendanceTable" table:style-name="AttendanceTable">
        <table:table-column table:style-name="AttendanceTable.A"/>
        <table:table-column table:style-name="AttendanceTable.B"/>
        <table:table-row table:style-name="AttendanceTable.1">
          <table:table-cell table:style-name="AttendanceTable.A1" office:value-type="string">
            <text:p text:style-name="P1">Name:</text:p>
          </table:table-cell>
          <table:table-cell table:style-name="AttendanceTable.B1" office:value-type="string">
            <text:p text:style-name="P1">Attended:</text:p>
          </table:table-cell>
        </table:table-row>
        <table:table-row>
          <table:table-cell table:style-name="AttendanceTable.A2" office:value-type="string">
            <text:p text:style-name="P1">Thomas West</text:p>
          </table:table-cell>
          <table:table-cell table:style-name="AttendanceTable.B2" office:value-type="string">
            <text:p text:style-name="P1">YES</text:p>
          </table:table-cell>
        </table:table-row>
        <table:table-row>
          <table:table-cell table:style-name="AttendanceTable.A2" office:value-type="string">
            <text:p text:style-name="P1">Timothy Norris</text:p>
          </table:table-cell>
          <table:table-cell table:style-name="AttendanceTable.B2" office:value-type="string">
            <text:p text:style-name="P1">YES</text:p>
          </table:table-cell>
        </table:table-row>
        <table:table-row>
          <table:table-cell table:style-name="AttendanceTable.A2" office:value-type="string">
            <text:p text:style-name="P1">Gregory Masters</text:p>
          </table:table-cell>
          <table:table-cell table:style-name="AttendanceTable.B2" office:value-type="string">
            <text:p text:style-name="P1">YES</text:p>
          </table:table-cell>
        </table:table-row>
        <table:table-row>
          <table:table-cell table:style-name="AttendanceTable.A2" office:value-type="string">
            <text:p text:style-name="P1">Alex Hobbs</text:p>
          </table:table-cell>
          <table:table-cell table:style-name="AttendanceTable.B2" office:value-type="string">
            <text:p text:style-name="P1">YES</text:p>
          </table:table-cell>
        </table:table-row>
        <table:table-row>
          <table:table-cell table:style-name="AttendanceTable.A2" office:value-type="string">
            <text:p text:style-name="P1">Richard Clark</text:p>
          </table:table-cell>
          <table:table-cell table:style-name="AttendanceTable.B2" office:value-type="string">
            <text:p text:style-name="P1">YES</text:p>
          </table:table-cell>
        </table:table-row>
        <table:table-row>
          <table:table-cell table:style-name="AttendanceTable.A2" office:value-type="string">
            <text:p text:style-name="P1">Hevlain Nana</text:p>
          </table:table-cell>
          <table:table-cell table:style-name="AttendanceTable.B2" office:value-type="string">
            <text:p text:style-name="P1">YES</text:p>
          </table:table-cell>
        </table:table-row>
        <table:table-row>
          <table:table-cell table:style-name="AttendanceTable.A2" office:value-type="string">
            <text:p text:style-name="P1">James Dibble</text:p>
          </table:table-cell>
          <table:table-cell table:style-name="AttendanceTable.B2" office:value-type="string">
            <text:p text:style-name="P1">YES</text:p>
          </table:table-cell>
        </table:table-row>
      </table:table>
      <text:p text:style-name="P4"/>
      <text:p text:style-name="P4"/>
      <text:p text:style-name="P2"/>
      <text:p text:style-name="P2"><text:soft-page-break/></text:p>
      <text:p text:style-name="Standard"><text:span text:style-name="T3">Weekly Research/work delegation:</text:span></text:p>
      <text:p text:style-name="Standard"><text:span text:style-name="T2">The team has agreed to each be assigned a piece of work to do over the week and discuss what they have discovered to the group in this weekly meeting. This week we were aiming to continue with the work that we had done up to that point, ensuring that everything was kept to a standard.</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2">Name<text:tab/><text:tab/></text:span></text:p>
          </table:table-cell>
          <table:table-cell table:style-name="Table1.A1" office:value-type="string">
            <text:p text:style-name="P5"><text:span text:style-name="T2">Research area</text:span></text:p>
          </table:table-cell>
        </table:table-row>
        <table:table-row table:style-name="Table1.1">
          <table:table-cell table:style-name="Table1.A2" office:value-type="string">
            <text:p text:style-name="P5"><text:span text:style-name="T2">Thomas West</text:span></text:p>
          </table:table-cell>
          <table:table-cell table:style-name="Table1.B2" office:value-type="string">
            <text:p text:style-name="P7"><text:span text:style-name="T2">Help with MVC, work on the web server/s, amend FSD based on feedback</text:span></text:p>
          </table:table-cell>
        </table:table-row>
        <table:table-row table:style-name="Table1.1">
          <table:table-cell table:style-name="Table1.A3" office:value-type="string">
            <text:p text:style-name="P5"><text:span text:style-name="T2">Greg Masters</text:span></text:p>
          </table:table-cell>
          <table:table-cell table:style-name="Table1.B3" office:value-type="string">
            <text:p text:style-name="P7"><text:span text:style-name="T2">Continue work on the client try to get some streaming working</text:span></text:p>
          </table:table-cell>
        </table:table-row>
        <table:table-row table:style-name="Table1.1">
          <table:table-cell table:style-name="Table1.A2" office:value-type="string">
            <text:p text:style-name="P5"><text:span text:style-name="T2">Alex Hobbs</text:span></text:p>
          </table:table-cell>
          <table:table-cell table:style-name="Table1.B2" office:value-type="string">
            <text:p text:style-name="P7"><text:span text:style-name="T2">Try to get some i/o from the keypad</text:span></text:p>
          </table:table-cell>
        </table:table-row>
        <table:table-row table:style-name="Table1.1">
          <table:table-cell table:style-name="Table1.A3" office:value-type="string">
            <text:p text:style-name="P5"><text:span text:style-name="T2">Hevlain Nana</text:span></text:p>
          </table:table-cell>
          <table:table-cell table:style-name="Table1.B3" office:value-type="string">
            <text:p text:style-name="P7"><text:span text:style-name="T2">Continue work on the functional specification and documentation</text:span></text:p>
          </table:table-cell>
        </table:table-row>
        <table:table-row table:style-name="Table1.1">
          <table:table-cell table:style-name="Table1.A2" office:value-type="string">
            <text:p text:style-name="P5"><text:span text:style-name="T2">James Dibble</text:span></text:p>
          </table:table-cell>
          <table:table-cell table:style-name="Table1.B2" office:value-type="string">
            <text:p text:style-name="P7"><text:span text:style-name="T2">Continue working on the web server/s</text:span></text:p>
          </table:table-cell>
        </table:table-row>
        <table:table-row table:style-name="Table1.1">
          <table:table-cell table:style-name="Table1.A3" office:value-type="string">
            <text:p text:style-name="P5"><text:span text:style-name="T2">Richard Clark</text:span></text:p>
          </table:table-cell>
          <table:table-cell table:style-name="Table1.B3" office:value-type="string">
            <text:p text:style-name="P7"><text:span text:style-name="T2">Try to get QT streaming from server to client</text:span></text:p>
          </table:table-cell>
        </table:table-row>
        <table:table-row table:style-name="Table1.1">
          <table:table-cell table:style-name="Table1.A2" office:value-type="string">
            <text:p text:style-name="P5"><text:span text:style-name="T2">Tim Norris</text:span></text:p>
          </table:table-cell>
          <table:table-cell table:style-name="Table1.B2" office:value-type="string">
            <text:p text:style-name="P7"><text:span text:style-name="T2">Finish research into MVC and try to get a basic kiosk together</text:span></text:p>
          </table:table-cell>
        </table:table-row>
      </table:table>
      <text:p text:style-name="P2"/>
      <text:p text:style-name="Standard"><text:span text:style-name="T3">Coding standards:</text:span></text:p>
      <text:p text:style-name="Standard"><text:span text:style-name="T2">We decided that as a group we need to keep all code to a consistent level using coding standards. The vast majority of the standards that we decided to use are set by the industry. On the web services end we’re able to use an extension called StyleCop which will allow the prevention of check-ins to the repository where any of these rules have been broken. In terms of the C++ that will be used for the client code this isn’t as straight forward; there isn’t a way of enforcing this, it is just a case of trying to remember to and using code-reviews.</text:span></text:p>
      <text:p text:style-name="Standard"><text:span text:style-name="T3">Audio streaming with QT and setting up QT:</text:span></text:p>
      <text:p text:style-name="Standard"><text:span text:style-name="T2">The group discussed how to implement QT on the client side. The week’s research meant that we were able to create an example project of a client playing a file. Streaming works in the same way from a client point of view but we need discover what work is required from a server point of view. This will be done over the following week.</text:span><text:bookmark text:name="_GoBack"/></text:p>
      <text:p text:style-name="Standard"><text:span text:style-name="T3">Follow up meeting:</text:span></text:p>
      <text:list xml:id="list34292098" text:continue-list="list4664354172549391680" text:style-name="WWNum1">
        <text:list-item>
          <text:p text:style-name="P9"><text:span text:style-name="T2">Time: 1:00pm</text:span></text:p>
        </text:list-item>
        <text:list-item>
          <text:p text:style-name="P9"><text:span text:style-name="T2">Date: 28/11/13</text:span></text:p>
        </text:list-item>
        <text:list-item>
          <text:p text:style-name="P9"><text:span text:style-name="T2">Location: Project ro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23</meta:editing-cycles>
    <meta:creation-date>2013-10-31T14:46:00</meta:creation-date>
    <dc:date>2013-11-28T14:15:11.37</dc:date>
    <meta:editing-duration>PT3M52S</meta:editing-duration>
    <meta:generator>OpenOffice/4.0.0$Win32 OpenOffice.org_project/400m3$Build-9702</meta:generator>
    <meta:document-statistic meta:table-count="2" meta:image-count="0" meta:object-count="0" meta:page-count="2" meta:paragraph-count="55" meta:word-count="416" meta:character-count="22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